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22c" officeooo:paragraph-rsid="000cc22c"/>
    </style:style>
    <style:style style:name="P2" style:family="paragraph" style:parent-style-name="Standard">
      <style:text-properties officeooo:rsid="001306b5" officeooo:paragraph-rsid="001306b5"/>
    </style:style>
    <style:style style:name="P3" style:family="paragraph" style:parent-style-name="Standard">
      <style:text-properties officeooo:rsid="001306b5" officeooo:paragraph-rsid="004b2451"/>
    </style:style>
    <style:style style:name="P4" style:family="paragraph" style:parent-style-name="Standard">
      <style:text-properties officeooo:rsid="0017febb" officeooo:paragraph-rsid="0017febb"/>
    </style:style>
    <style:style style:name="P5" style:family="paragraph" style:parent-style-name="Standard">
      <style:text-properties officeooo:rsid="00197021" officeooo:paragraph-rsid="00197021"/>
    </style:style>
    <style:style style:name="P6" style:family="paragraph" style:parent-style-name="Standard">
      <style:text-properties officeooo:rsid="001bfc2e" officeooo:paragraph-rsid="001bfc2e"/>
    </style:style>
    <style:style style:name="P7" style:family="paragraph" style:parent-style-name="Standard">
      <style:text-properties officeooo:rsid="001e0028" officeooo:paragraph-rsid="001e0028"/>
    </style:style>
    <style:style style:name="P8" style:family="paragraph" style:parent-style-name="Standard">
      <style:text-properties officeooo:rsid="0025f999" officeooo:paragraph-rsid="0025f999"/>
    </style:style>
    <style:style style:name="P9" style:family="paragraph" style:parent-style-name="Standard">
      <style:text-properties officeooo:rsid="0029769b" officeooo:paragraph-rsid="0029769b"/>
    </style:style>
    <style:style style:name="P10" style:family="paragraph" style:parent-style-name="Standard">
      <style:text-properties officeooo:rsid="003028ae" officeooo:paragraph-rsid="003028ae"/>
    </style:style>
    <style:style style:name="P11" style:family="paragraph" style:parent-style-name="Standard">
      <style:text-properties officeooo:rsid="00373b66" officeooo:paragraph-rsid="0037a80c"/>
    </style:style>
    <style:style style:name="P12" style:family="paragraph" style:parent-style-name="Standard">
      <style:text-properties officeooo:rsid="003c299e" officeooo:paragraph-rsid="003c299e"/>
    </style:style>
    <style:style style:name="P13" style:family="paragraph" style:parent-style-name="Standard">
      <style:text-properties officeooo:rsid="003c9973" officeooo:paragraph-rsid="003c9973"/>
    </style:style>
    <style:style style:name="P14" style:family="paragraph" style:parent-style-name="Standard">
      <style:text-properties officeooo:rsid="0064143e" officeooo:paragraph-rsid="0064143e"/>
    </style:style>
    <style:style style:name="P15" style:family="paragraph" style:parent-style-name="Standard">
      <style:text-properties officeooo:rsid="0070f2fc" officeooo:paragraph-rsid="0070f2fc"/>
    </style:style>
    <style:style style:name="T1" style:family="text">
      <style:text-properties officeooo:rsid="000e2988"/>
    </style:style>
    <style:style style:name="T2" style:family="text">
      <style:text-properties officeooo:rsid="001306b5"/>
    </style:style>
    <style:style style:name="T3" style:family="text">
      <style:text-properties officeooo:rsid="001430b3"/>
    </style:style>
    <style:style style:name="T4" style:family="text">
      <style:text-properties officeooo:rsid="0014b998"/>
    </style:style>
    <style:style style:name="T5" style:family="text">
      <style:text-properties officeooo:rsid="00154e37"/>
    </style:style>
    <style:style style:name="T6" style:family="text">
      <style:text-properties officeooo:rsid="00197021"/>
    </style:style>
    <style:style style:name="T7" style:family="text">
      <style:text-properties officeooo:rsid="001ac962"/>
    </style:style>
    <style:style style:name="T8" style:family="text">
      <style:text-properties officeooo:rsid="001fea11"/>
    </style:style>
    <style:style style:name="T9" style:family="text">
      <style:text-properties officeooo:rsid="0020d828"/>
    </style:style>
    <style:style style:name="T10" style:family="text">
      <style:text-properties officeooo:rsid="00266063"/>
    </style:style>
    <style:style style:name="T11" style:family="text">
      <style:text-properties officeooo:rsid="003028ae"/>
    </style:style>
    <style:style style:name="T12" style:family="text">
      <style:text-properties officeooo:rsid="003121e3"/>
    </style:style>
    <style:style style:name="T13" style:family="text">
      <style:text-properties officeooo:rsid="003a3cf6"/>
    </style:style>
    <style:style style:name="T14" style:family="text">
      <style:text-properties officeooo:rsid="003ce35f"/>
    </style:style>
    <style:style style:name="T15" style:family="text">
      <style:text-properties officeooo:rsid="003cfbe8"/>
    </style:style>
    <style:style style:name="T16" style:family="text">
      <style:text-properties officeooo:rsid="0041f64a"/>
    </style:style>
    <style:style style:name="T17" style:family="text">
      <style:text-properties officeooo:rsid="00489150"/>
    </style:style>
    <style:style style:name="T18" style:family="text">
      <style:text-properties officeooo:rsid="004af390"/>
    </style:style>
    <style:style style:name="T19" style:family="text">
      <style:text-properties officeooo:rsid="004eb19e"/>
    </style:style>
    <style:style style:name="T20" style:family="text">
      <style:text-properties officeooo:rsid="005ede18"/>
    </style:style>
    <style:style style:name="T21" style:family="text">
      <style:text-properties officeooo:rsid="0060409f"/>
    </style:style>
    <style:style style:name="T22" style:family="text">
      <style:text-properties officeooo:rsid="0065d2be"/>
    </style:style>
    <style:style style:name="T23" style:family="text">
      <style:text-properties officeooo:rsid="00674c0e"/>
    </style:style>
    <style:style style:name="T24" style:family="text">
      <style:text-properties officeooo:rsid="006b8144"/>
    </style:style>
    <style:style style:name="T25" style:family="text">
      <style:text-properties officeooo:rsid="006bc61a"/>
    </style:style>
    <style:style style:name="T26" style:family="text">
      <style:text-properties officeooo:rsid="006beac6"/>
    </style:style>
    <style:style style:name="T27" style:family="text">
      <style:text-properties officeooo:rsid="006f1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GUNTAS ENGENHARIA DE SOFTWARE – <text:span text:style-name="T1">unBoPP </text:span></text:p>
      <text:p text:style-name="P1"/>
      <text:p text:style-name="P2"><text:span text:style-name="T26">#Questionário</text:span></text:p>
      <text:p text:style-name="P2"/>
      <text:p text:style-name="P2">- Qual seu gênero? <text:span text:style-name="T18">F(), M()</text:span></text:p>
      <text:p text:style-name="P2">- <text:span text:style-name="T3">Idade? 18-25(), 26-36(), 37-47(), 48-58(), acima de 58()</text:span></text:p>
      <text:p text:style-name="P2">- <text:span text:style-name="T4">Grau de instrução? Fudamental(), médio(), superior incompleto(), superior completo(), mestrado(), <text:s/>doutorado(), pós-doutorado()</text:span></text:p>
      <text:p text:style-name="P2">- <text:span text:style-name="T17">Quais idiomas você fala? Inglês(), Francês(), Alemão(), Espanhol(), Apenas português()</text:span></text:p>
      <text:p text:style-name="P3">- <text:span text:style-name="T5">Área de atuação? Livre</text:span></text:p>
      <text:p text:style-name="P2"/>
      <text:p text:style-name="P4"><text:span text:style-name="T9">eventos = palestras, cursos, minicursos, competições, seminários</text:span></text:p>
      <text:p text:style-name="P4"/>
      <text:p text:style-name="P11">1) <text:span text:style-name="T2"><text:s/>A qual tipo de tecnologia você tem acesso? Pc(), celular(), tablet(), notebook()</text:span></text:p>
      <text:p text:style-name="P9"><text:span text:style-name="T13">2</text:span>) Com que frequência você acessa a internet? <text:span text:style-name="T19">Até uma hora(), Entre 1 e 3h(), Entre 3 e 5h(), Mais de 5h()</text:span></text:p>
      <text:p text:style-name="P4"><text:span text:style-name="T13">3</text:span>) <text:span text:style-name="T6">Como você fica sabendo sobre eventos acadêmicos? Redes sociais(), e-mail(), amigos(), panfletos(), outros()</text:span></text:p>
      <text:p text:style-name="P13">4) Você já perdeu algum evento que gostaria de ter ido? <text:span text:style-name="T14">Por falta de informação, por exemplo. Sim(), Não()</text:span></text:p>
      <text:p text:style-name="P5"><text:span text:style-name="T15">5</text:span>) <text:span text:style-name="T7">Com que frequência você vai nesses eventos? Frequentemente(), Ocasionalmente(), Raramente(), Nunca() </text:span></text:p>
      <text:p text:style-name="P7"><text:span text:style-name="T15">6</text:span>) <text:span text:style-name="T8">Você gostaria de divulgar eventos acadêmicos dentro da unb? Sim(), Não()</text:span></text:p>
      <text:p text:style-name="P8"><text:span text:style-name="T15">7</text:span>) <text:span text:style-name="T10">Você gostaria que seus amigos soubessem dos eventos que você frequenta? Sim(), Não()</text:span></text:p>
      <text:p text:style-name="P12"><text:span text:style-name="T15">8</text:span>) <text:span text:style-name="T16">Você acha que sua universidade tem poucos eventos? Sim(), Não()</text:span></text:p>
      <text:p text:style-name="P6"><text:span text:style-name="T11">9*</text:span>) O que você acha de uma interface web para acessar informações sobre os eventos <text:span text:style-name="T22">(a descrição do aplicativo)</text:span>? <text:span text:style-name="T21">Tenho interesse(), Não tenho interesse(), Não sei opinar()</text:span></text:p>
      <text:p text:style-name="P10">10) <text:span text:style-name="T12">Você utilizaria esta plataforma?</text:span> <text:span text:style-name="T20">Sim(), Não()</text:span></text:p>
      <text:p text:style-name="P14">11**) O que você gos<text:span text:style-name="T23">taria que tal plataforma possuísse? </text:span></text:p>
      <text:p text:style-name="P2"/>
      <text:p text:style-name="P1">→<text:span text:style-name="T27"> Entrevista</text:span></text:p>
      <text:p text:style-name="P1"/>
      <text:p text:style-name="P15">1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* <text:span text:style-name="T24">completar pergunta</text:span></text:p>
      <text:p text:style-name="P1">** <text:span text:style-name="T24">opcio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53:51.261827407</meta:creation-date>
    <dc:date>2016-04-12T09:36:46.648092075</dc:date>
    <meta:editing-duration>PT41M27S</meta:editing-duration>
    <meta:editing-cycles>100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225" meta:character-count="1504" meta:non-whitespace-character-count="1295"/>
  </office:meta>
</office:document-meta>
</file>